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objectwithoutfill">
      <style:graphic-properties svg:stroke-width="0.04cm" draw:marker-start="Arrow_20_concave" draw:marker-start-width="0.32cm" draw:marker-end-width="0.32cm" draw:fill="none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none" svg:stroke-color="#000000" draw:fill="none" draw:fill-color="#ffffff" fo:min-height="0.86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style:font-name="Arial" fo:font-size="16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" style:family="text">
      <style:text-properties fo:color="#000000" style:font-name="Arial" fo:font-size="16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4cm" svg:height="14.5cm" svg:x="0.317cm" svg:y="0.23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" draw:text-style-name="P2" draw:layer="layout" svg:x1="17.759cm" svg:y1="10.598cm" svg:x2="20.177cm" svg:y2="8.547cm">
          <text:p/>
        </draw:line>
        <draw:frame draw:style-name="gr3" draw:text-style-name="P3" draw:layer="layout" svg:width="3.348cm" svg:height="1.115cm" svg:x="19.491cm" svg:y="7.542cm">
          <draw:text-box>
            <text:p text:style-name="P1"><text:span text:style-name="T1">Long tai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20:18:34.833481079</meta:creation-date>
    <dc:date>2019-09-17T13:43:04.459587842</dc:date>
    <meta:editing-duration>PT20H52M54S</meta:editing-duration>
    <meta:editing-cycles>55</meta:editing-cycles>
    <meta:generator>LibreOffice/5.1.6.2$Linux_X86_64 LibreOffice_project/10m0$Build-2</meta:generator>
    <meta:document-statistic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4" style:family="chart">
      <style:chart-properties chart:auto-position="true" style:rotation-angle="90"/>
      <style:text-properties fo:font-size="16pt" fo:font-weight="bold" style:font-size-asian="9pt" style:font-size-complex="9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6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right"/>
      <style:graphic-properties draw:stroke="none" draw:fill-color="#579d1c" draw:opacity="50%" dr3d:edge-rounding="5%"/>
      <style:text-properties fo:font-size="14pt" fo:font-weight="bold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01cm" svg:height="14.501cm" xlink:href="." xlink:type="simple" chart:class="chart:bar" chart:style-name="ch1">
        <chart:plot-area chart:style-name="ch2" chart:data-source-has-labels="both" svg:x="1.846cm" svg:y="0.29cm" svg:width="20.107cm" svg:height="12.553cm">
          <chartooo:coordinate-region svg:x="3.87cm" svg:y="0.29cm" svg:width="16.494cm" svg:height="11.694cm"/>
          <chart:axis chart:dimension="x" chart:name="primary-x" chart:style-name="ch3" chartooo:axis-type="auto">
            <chartooo:date-scale/>
            <chart:title svg:x="0.451cm" svg:y="8.348cm" chart:style-name="ch4">
              <text:p># of projects</text:p>
            </chart:title>
            <chart:categories table:cell-range-address="local-table.$A$2:.$A$8"/>
          </chart:axis>
          <chart:axis chart:dimension="y" chart:name="primary-y" chart:style-name="ch5">
            <chart:title svg:x="10.117cm" svg:y="13.134cm" chart:style-name="ch6">
              <text:p># of libraries</text:p>
            </chart:title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5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[0-10]</text:p>
              </table:table-cell>
              <table:table-cell office:value-type="float" office:value="49799">
                <text:p>49799</text:p>
              </table:table-cell>
            </table:table-row>
            <table:table-row>
              <table:table-cell office:value-type="string">
                <text:p>[11-20]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string">
                <text:p>[21-50]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[51-75]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[76-100]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[101-200]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&gt;200</text:p>
              </table:table-cell>
              <table:table-cell office:value-type="float" office:value="246">
                <text:p>2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